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EC4BFFADE3.jpg" manifest:media-type="image/jpeg"/>
  <manifest:file-entry manifest:full-path="Pictures/200000080000144F0000089683C4D96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style:paragraph-properties style:writing-mode="lr-tb" style:font-independent-line-spacing="true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layer="layout" svg:width="18.45cm" svg:height="5.159cm" svg:x="1cm" svg:y="1.241cm" presentation:class="title">
          <draw:text-box>
            <text:p>Title</text:p>
          </draw:text-box>
        </draw:frame>
        <draw:frame draw:style-name="gr1" draw:text-style-name="P4" draw:layer="layout" svg:width="17.299cm" svg:height="10.328cm" svg:x="7.4cm" svg:y="7.399cm" presentation:class="outline" presentation:user-transformed="true">
          <draw:text-box>
            <text:list text:style-name="L2">
              <text:list-header>
                <text:p text:style-name="P1"><text:span text:style-name="T1">Master Thesis</text:span></text:p>
                <text:p text:style-name="P1"><text:span text:style-name="T2"/></text:p>
                <text:p text:style-name="P1"><text:span text:style-name="T1">Student Name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Name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<text:tab/></text:span><text:span text:style-name="T4">11.11.2011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Overview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Introduction &amp; Motivation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2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2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2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2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2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2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letter-kerning="true"/>
    </style:style>
    <style:style style:name="MP5" style:family="paragraph">
      <style:paragraph-properties style:text-autospace="none"/>
    </style:style>
    <style:style style:name="MP6" style:family="paragraph">
      <style:paragraph-properties style:text-autospace="none"/>
      <style:text-properties fo:color="#000000" style:font-name="Arial1" fo:font-size="10pt" style:letter-kerning="true"/>
    </style:style>
    <style:style style:name="MP7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3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4" draw:layer="backgroundobjects" svg:x1="0.7cm" svg:y1="17.66cm" svg:x2="24.7cm" svg:y2="17.66cm">
        <text:p/>
      </draw:line>
      <draw:frame draw:style-name="Mgr4" draw:text-style-name="MP6" draw:layer="backgroundobjects" svg:width="20.288cm" svg:height="0.64cm" svg:x="0.71cm" svg:y="18.03cm">
        <draw:text-box>
          <text:p text:style-name="MP5"><text:span text:style-name="MT2"><text:date style:data-style-name="D1" text:date-value="2016-02-04">04.02.16</text:date></text:span><text:span text:style-name="MT2"> <text:s/>| <text:s/>TU Darmstadt <text:s/>| <text:s/>Fachgebiet Rechnersysteme <text:s/>| NAME <text:s/>| <text:s/></text:span><text:span text:style-name="MT2"><text:page-number>&lt;Nummer&gt;</text:page-number></text:span></text:p>
        </draw:text-box>
      </draw:frame>
      <draw:custom-shape presentation:style-name="Mpr2" draw:text-style-name="MP3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4" draw:layer="backgroundobjects" svg:x1="0.7cm" svg:y1="6.84cm" svg:x2="24.7cm" svg:y2="6.84cm">
        <text:p/>
      </draw:line>
      <draw:line presentation:style-name="Mpr3" draw:text-style-name="MP3" draw:layer="backgroundobjects" svg:x1="0.7cm" svg:y1="1.04cm" svg:x2="24.7cm" svg:y2="1.04cm">
        <text:p/>
      </draw:line>
      <draw:frame draw:style-name="Mgr5" draw:text-style-name="MP3" draw:layer="backgroundobjects" svg:width="5.2cm" svg:height="2.2cm" svg:x="19.91cm" svg:y="2.14cm">
        <draw:image xlink:href="Pictures/200000080000144F0000089683C4D963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7" draw:layer="backgroundobjects" svg:width="1.8cm" svg:height="1.218cm" svg:x="22.947cm" svg:y="17.773cm">
        <draw:image xlink:href="Pictures/100000000000014A000000EC4BFFADE3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1.017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3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3" draw:layer="backgroundobjects" svg:x1="0.7cm" svg:y1="1.04cm" svg:x2="24.7cm" svg:y2="1.04cm">
        <text:p/>
      </draw:line>
      <draw:line draw:style-name="Mgr7" draw:text-style-name="MP4" draw:layer="backgroundobjects" svg:x1="0.7cm" svg:y1="4.03cm" svg:x2="24.7cm" svg:y2="4.03cm">
        <text:p/>
      </draw:line>
      <draw:frame draw:style-name="Mgr5" draw:text-style-name="MP3" draw:layer="backgroundobjects" svg:width="5.2cm" svg:height="2.2cm" svg:x="19.91cm" svg:y="1.42cm">
        <draw:image xlink:href="Pictures/200000080000144F0000089683C4D963.svm" xlink:type="simple" xlink:show="embed" xlink:actuate="onLoad">
          <text:p/>
        </draw:image>
      </draw:frame>
      <draw:line draw:style-name="Mgr3" draw:text-style-name="MP4" draw:layer="backgroundobjects" svg:x1="0.7cm" svg:y1="17.66cm" svg:x2="24.7cm" svg:y2="17.66cm">
        <text:p/>
      </draw:line>
      <draw:frame draw:style-name="Mgr4" draw:text-style-name="MP6" draw:layer="backgroundobjects" svg:width="20.288cm" svg:height="0.64cm" svg:x="0.71cm" svg:y="18.03cm">
        <draw:text-box>
          <text:p text:style-name="MP5"><text:span text:style-name="MT2"><text:date style:data-style-name="D1" text:date-value="2016-02-04">04.02.16</text:date></text:span><text:span text:style-name="MT2"> <text:s/>| <text:s/></text:span><text:span text:style-name="MT2">TU Darmstadt <text:s/>| <text:s/>Fachgebiet Rechnersysteme <text:s/>| NAME</text:span><text:span text:style-name="MT2"> <text:s/>| <text:s/></text:span><text:span text:style-name="MT2"><text:page-number>&lt;Nummer&gt;</text:page-number></text:span></text:p>
        </draw:text-box>
      </draw:frame>
      <draw:frame draw:style-name="Mgr6" draw:text-style-name="MP7" draw:layer="backgroundobjects" svg:width="1.8cm" svg:height="1.218cm" svg:x="22.947cm" svg:y="17.773cm">
        <draw:image xlink:href="Pictures/100000000000014A000000EC4BFFADE3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14M59S</meta:editing-duration>
    <meta:editing-cycles>7</meta:editing-cycles>
    <meta:generator>LibreOffice/4.2.8.2$Linux_X86_64 LibreOffice_project/420m0$Build-2</meta:generator>
    <dc:date>2016-02-04T10:01:37.441556093</dc:date>
    <meta:document-statistic meta:object-count="49"/>
  </office:meta>
</office:document-meta>
</file>